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2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0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1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table:number-columns-repeated="2"/>
          <table:table-cell table:style-name="ce22" table:formula="of:=4-COLUMN(INDIRECT([.B4]&amp;1))+0.5*[.C4]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table:number-columns-repeated="2"/>
          <table:table-cell table:style-name="ce22" table:formula="of:=4-COLUMN(INDIRECT([.B5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table:number-columns-repeated="2"/>
          <table:table-cell table:style-name="ce22" table:formula="of:=4-COLUMN(INDIRECT([.B6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table:number-columns-repeated="2"/>
          <table:table-cell table:style-name="ce22" table:formula="of:=4-COLUMN(INDIRECT([.B7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table:number-columns-repeated="2"/>
          <table:table-cell table:style-name="ce22" table:formula="of:=4-COLUMN(INDIRECT([.B8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table:number-columns-repeated="2"/>
          <table:table-cell table:style-name="ce22" table:formula="of:=4-COLUMN(INDIRECT([.B9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table:number-columns-repeated="2"/>
          <table:table-cell table:style-name="ce22" table:formula="of:=4-COLUMN(INDIRECT([.B10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table:number-columns-repeated="2"/>
          <table:table-cell table:style-name="ce22" table:formula="of:=4-COLUMN(INDIRECT([.B11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table:number-columns-repeated="2"/>
          <table:table-cell table:style-name="ce22" table:formula="of:=4-COLUMN(INDIRECT([.B12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table:number-columns-repeated="2"/>
          <table:table-cell table:style-name="ce22" table:formula="of:=4-COLUMN(INDIRECT([.B13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table:number-columns-repeated="2"/>
          <table:table-cell table:style-name="ce22" table:formula="of:=4-COLUMN(INDIRECT([.B14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table:number-columns-repeated="2"/>
          <table:table-cell table:style-name="ce22" table:formula="of:=4-COLUMN(INDIRECT([.B15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table:number-columns-repeated="2"/>
          <table:table-cell table:style-name="ce22" table:formula="of:=4-COLUMN(INDIRECT([.B16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table:number-columns-repeated="2"/>
          <table:table-cell table:style-name="ce22" table:formula="of:=4-COLUMN(INDIRECT([.B17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number-columns-repeated="2"/>
          <table:table-cell table:style-name="ce22" table:formula="of:=4-COLUMN(INDIRECT([.B18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table:number-columns-repeated="2"/>
          <table:table-cell table:style-name="ce22" table:formula="of:=4-COLUMN(INDIRECT([.B19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table:number-columns-repeated="2"/>
          <table:table-cell table:style-name="ce22" table:formula="of:=4-COLUMN(INDIRECT([.B20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table:number-columns-repeated="2"/>
          <table:table-cell table:style-name="ce22" table:formula="of:=4-COLUMN(INDIRECT([.B21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table:number-columns-repeated="2"/>
          <table:table-cell table:style-name="ce22" table:formula="of:=4-COLUMN(INDIRECT([.B22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table:number-columns-repeated="2"/>
          <table:table-cell table:style-name="ce22" table:formula="of:=4-COLUMN(INDIRECT([.B23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tins</text:p>
          </table:table-cell>
          <table:table-cell table:style-name="ce21" table:number-columns-repeated="2"/>
          <table:table-cell table:style-name="ce22" table:formula="of:=4-COLUMN(INDIRECT([.B24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table:number-columns-repeated="2"/>
          <table:table-cell table:style-name="ce22" table:formula="of:=4-COLUMN(INDIRECT([.B25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table:number-columns-repeated="2"/>
          <table:table-cell table:style-name="ce22" table:formula="of:=4-COLUMN(INDIRECT([.B26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table:number-columns-repeated="2"/>
          <table:table-cell table:style-name="ce22" table:formula="of:=4-COLUMN(INDIRECT([.B27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table:number-columns-repeated="2"/>
          <table:table-cell table:style-name="ce22" table:formula="of:=4-COLUMN(INDIRECT([.B28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table:number-columns-repeated="2"/>
          <table:table-cell table:style-name="ce22" table:formula="of:=4-COLUMN(INDIRECT([.B29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number-columns-repeated="2"/>
          <table:table-cell table:style-name="ce22" table:formula="of:=4-COLUMN(INDIRECT([.B30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table:number-columns-repeated="2"/>
          <table:table-cell table:style-name="ce22" table:formula="of:=4-COLUMN(INDIRECT([.B31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number-columns-repeated="2"/>
          <table:table-cell table:style-name="ce22" table:formula="of:=4-COLUMN(INDIRECT([.B32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table:number-columns-repeated="2"/>
          <table:table-cell table:style-name="ce22" table:formula="of:=4-COLUMN(INDIRECT([.B33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table:number-columns-repeated="2"/>
          <table:table-cell table:style-name="ce22" table:formula="of:=4-COLUMN(INDIRECT([.B34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table:number-columns-repeated="2"/>
          <table:table-cell table:style-name="ce22" table:formula="of:=4-COLUMN(INDIRECT([.B35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table:number-columns-repeated="2"/>
          <table:table-cell table:style-name="ce22" table:formula="of:=4-COLUMN(INDIRECT([.B36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table:number-columns-repeated="2"/>
          <table:table-cell table:style-name="ce22" table:formula="of:=4-COLUMN(INDIRECT([.B37]&amp;1)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4];[.D27:.D33];[.D35:.D37]);1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5];[.D26];[.D34]);1)" office:value-type="string" office:string-value="" calcext:value-type="error">
            <text:p>#NOM 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7]);1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39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4" table:number-columns-repeated="253" table:default-cell-style-name="ce31"/>
        <table:table-row table:style-name="ro1">
          <table:table-cell table:style-name="ce30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16:26:25.426485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01T16:27:15.587801523</dc:date>
    <meta:editing-duration>P2DT14H36M22S</meta:editing-duration>
    <meta:editing-cycles>560</meta:editing-cycles>
    <meta:generator>LibreOffice/6.4.7.2$Linux_X86_64 LibreOffice_project/40$Build-2</meta:generator>
    <meta:document-statistic meta:table-count="2" meta:cell-count="160" meta:object-count="0"/>
  </office:meta>
</office:document-meta>
</file>